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FormTag.createTag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ormTag.doStartTag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ormTag.getDisplayString(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ormTag.isDefaultHtmlEsca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FormTag.writeOptionalAttribute( TagWriter tagWriter , String attributeName , @ Nullable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FormTag.getDisplayString( @ Nullable Object value , @ Nullable PropertyEditor propertyEd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ormTag.evaluate( String attributeName ,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